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42000007E49DD7D906CBC5FE0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Amaliyot, 1-qism. Ilova yaratishni boshlaymiz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3.622cm" svg:height="15.75cm" svg:x="2.032cm" svg:y="0cm">
          <draw:image xlink:href="Pictures/1000000000000842000007E49DD7D906CBC5FE01.png" xlink:type="simple" xlink:show="embed" xlink:actuate="onLoad" loext:mime-type="image/png">
            <text:p text:style-name="P2"><text:s text:c="103"/></text:p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9T23:24:22.998739958</meta:creation-date>
    <dc:date>2022-04-29T23:28:15.256987382</dc:date>
    <meta:editing-duration>PT3M54S</meta:editing-duration>
    <meta:editing-cycles>1</meta:editing-cycles>
    <meta:document-statistic meta:object-count="28"/>
    <meta:generator>LibreOffice/6.4.7.2$Linux_X86_64 LibreOffice_project/40$Build-2</meta:generator>
  </office:meta>
</office:document-meta>
</file>